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F000002446480B964AB63F4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2.294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26cm" svg:height="20.46cm" svg:x="1.486cm" svg:y="4.619cm">
          <draw:image xlink:href="Pictures/10000201000001FF000002446480B964AB63F4FE.png" xlink:type="simple" xlink:show="embed" xlink:actuate="onLoad" loext:mime-type="image/png">
            <text:p/>
          </draw:image>
        </draw:frame>
        <draw:custom-shape draw:style-name="gr2" draw:text-style-name="P2" draw:layer="layout" svg:width="2.794cm" svg:height="1.778cm" svg:x="15.097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1.651cm" svg:x="14.462cm" svg:y="14.3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1T13:51:24.166264032</dc:date>
    <meta:editing-duration>PT58S</meta:editing-duration>
    <meta:editing-cycles>1</meta:editing-cycles>
    <meta:document-statistic meta:object-count="3"/>
    <meta:generator>LibreOffice/6.1.5.2$Linux_X86_64 LibreOffice_project/10$Build-2</meta:generator>
  </office:meta>
</office:document-meta>
</file>